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in" table:align="left"/>
    </style:style>
    <style:style style:name="Table1.A" style:family="table-column">
      <style:table-column-properties style:column-width="0.875in"/>
    </style:style>
    <style:style style:name="Table1.C" style:family="table-column">
      <style:table-column-properties style:column-width="1.0625in"/>
    </style:style>
    <style:style style:name="Table1.E" style:family="table-column">
      <style:table-column-properties style:column-width="1.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375in"/>
    </style:style>
    <style:style style:name="Table2.B" style:family="table-column">
      <style:table-column-properties style:column-width="3.5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7.3125in" table:align="margins"/>
    </style:style>
    <style:style style:name="Table3.A" style:family="table-column">
      <style:table-column-properties style:column-width="3.6563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eaba3" officeooo:paragraph-rsid="001eaba3"/>
    </style:style>
    <style:style style:name="P2" style:family="paragraph" style:parent-style-name="Standard">
      <style:text-properties officeooo:rsid="001f2ea2" officeooo:paragraph-rsid="001f2ea2"/>
    </style:style>
    <style:style style:name="P3" style:family="paragraph" style:parent-style-name="Standard">
      <style:text-properties fo:font-weight="bold" officeooo:rsid="001f2ea2" officeooo:paragraph-rsid="001f2ea2" style:font-weight-asian="bold" style:font-weight-complex="bold"/>
    </style:style>
    <style:style style:name="P4" style:family="paragraph" style:parent-style-name="Table_20_Contents">
      <style:text-properties officeooo:rsid="001eaba3" officeooo:paragraph-rsid="001eaba3"/>
    </style:style>
    <style:style style:name="P5" style:family="paragraph" style:parent-style-name="Table_20_Contents">
      <style:text-properties officeooo:rsid="001f2ea2" officeooo:paragraph-rsid="001f2ea2"/>
    </style:style>
    <style:style style:name="P6" style:family="paragraph" style:parent-style-name="Table_20_Contents">
      <style:text-properties officeooo:rsid="001f3b97" officeooo:paragraph-rsid="001f3b97"/>
    </style:style>
    <style:style style:name="P7" style:family="paragraph" style:parent-style-name="Table_20_Contents">
      <style:text-properties fo:font-size="11pt" officeooo:rsid="001f3b97" officeooo:paragraph-rsid="001f3b97" style:font-size-asian="11pt" style:font-size-complex="11pt"/>
    </style:style>
    <style:style style:name="P8" style:family="paragraph" style:parent-style-name="Preformatted_20_Text">
      <style:text-properties officeooo:rsid="001eaba3" officeooo:paragraph-rsid="001eaba3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651a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otein Family 1 :</text:span> <text:s/>PS00571<text:tab/>- <text:s/>Amdiase Enzyme<text:tab/><text:tab/>(631 sequences) <text:s/><text:tab/><text:span text:style-name="T2">3,07,691 chars</text:span></text:p>
      <text:p text:style-name="P1"/>
      <text:p text:style-name="P8">G-[GAV]-S-[GS](2)-G-x-[GSAE]-[GSAVYCT]-x-[LIVMT]-[GSA]-x(6)-[GSAT]-x-</text:p>
      <text:p text:style-name="P9">[GA]-x-[DE]-x-[GA]-x-S-[LIVM]-R-x-P-[GSACTL].</text:p>
      <text:p text:style-name="P1"><text:span text:style-name="T3">Protein Family 2 :</text:span> <text:s/>PS01199<text:tab/>- <text:s/>Ribosomal L1 Protein <text:tab/>(867 sequences)<text:tab/><text:span text:style-name="T2">2,00,193 chars</text:span></text:p>
      <text:p text:style-name="P1"/>
      <text:p text:style-name="P8">[IMGV]-x(2)-[LIVA]-x(2,3)-[LIVMY]-[GAS]-x(2)-[LMSF]-[GSNH]-[PTKR]-</text:p>
      <text:p text:style-name="P9">[KRAVG]-[GN]-x-[LIMF]-P-[DENSTKQPRAGVI].</text:p>
      <text:p text:style-name="P1"><text:span text:style-name="T1">Segments in MDL output common to both families :</text:span> </text:p>
      <text:p text:style-name="P1"/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4">A <text:s text:c="2"/>8146</text:p>
            <text:p text:style-name="P4">L <text:s text:c="2"/>6283</text:p>
            <text:p text:style-name="P4">V <text:s text:c="2"/>5273</text:p>
            <text:p text:style-name="P4">S <text:s text:c="2"/>5144</text:p>
            <text:p text:style-name="P4">K <text:s text:c="2"/>4861</text:p>
            <text:p text:style-name="P4">E <text:s text:c="2"/>4820</text:p>
            <text:p text:style-name="P4">I <text:s text:c="2"/>4446</text:p>
            <text:p text:style-name="P4">T <text:s text:c="2"/>4208</text:p>
            <text:p text:style-name="P4">D <text:s text:c="2"/>4194</text:p>
            <text:p text:style-name="P4"/>
          </table:table-cell>
          <table:table-cell table:style-name="Table1.A1" office:value-type="string">
            <text:p text:style-name="P4">G <text:s text:c="2"/>3723</text:p>
            <text:p text:style-name="P4">R <text:s text:c="2"/>3336</text:p>
            <text:p text:style-name="P4">N <text:s text:c="2"/>2804</text:p>
            <text:p text:style-name="P4">Q <text:s text:c="2"/>2642</text:p>
            <text:p text:style-name="P4">P <text:s text:c="2"/>2211</text:p>
            <text:p text:style-name="P4">F <text:s text:c="2"/>1823</text:p>
            <text:p text:style-name="P4">M <text:s text:c="2"/>1755</text:p>
            <text:p text:style-name="P4">Y <text:s text:c="2"/>1389</text:p>
            <text:p text:style-name="P4">H <text:s text:c="2"/>1069</text:p>
            <text:p text:style-name="P4">C <text:s text:c="2"/>680</text:p>
            <text:p text:style-name="P4">W <text:s text:c="2"/>253</text:p>
          </table:table-cell>
          <table:table-cell table:style-name="Table1.A1" office:value-type="string">
            <text:p text:style-name="P4">TVT <text:s text:c="2"/>19</text:p>
            <text:p text:style-name="P4">IGK <text:s text:c="2"/>18</text:p>
            <text:p text:style-name="P4">VKN <text:s text:c="2"/>15</text:p>
            <text:p text:style-name="P4">ENF <text:s text:c="2"/>13</text:p>
            <text:p text:style-name="P4">RIL <text:s text:c="2"/>11</text:p>
            <text:p text:style-name="P4">GKT <text:s text:c="2"/>11</text:p>
            <text:p text:style-name="P4">EALK <text:s text:c="2"/>10</text:p>
            <text:p text:style-name="P4">VNL <text:s text:c="2"/>9</text:p>
            <text:p text:style-name="P4">KEN <text:s text:c="2"/>8</text:p>
            <text:p text:style-name="P4">GRV <text:s text:c="2"/>7</text:p>
            <text:p text:style-name="P4">YLK <text:s text:c="2"/>7</text:p>
            <text:p text:style-name="P4">YFK <text:s text:c="2"/>7</text:p>
          </table:table-cell>
          <table:table-cell table:style-name="Table1.A1" office:value-type="string">
            <text:p text:style-name="P4">QVR <text:s text:c="2"/>7</text:p>
            <text:p text:style-name="P4">GIDP <text:s text:c="2"/>6</text:p>
            <text:p text:style-name="P4">FDATV <text:s text:c="2"/>6</text:p>
            <text:p text:style-name="P4">KIKE <text:s text:c="2"/>6</text:p>
            <text:p text:style-name="P4">VIAS <text:s text:c="2"/>6</text:p>
            <text:p text:style-name="P4">QQV <text:s text:c="2"/>6</text:p>
            <text:p text:style-name="P4">LPH <text:s text:c="2"/>6</text:p>
            <text:p text:style-name="P4">EAGA <text:s text:c="2"/>6</text:p>
            <text:p text:style-name="P4">EKVD <text:s text:c="2"/>5</text:p>
            <text:p text:style-name="P4">VSLP <text:s text:c="2"/>5</text:p>
            <text:p text:style-name="P4">DVII <text:s text:c="2"/>4</text:p>
            <text:p text:style-name="P4"/>
          </table:table-cell>
          <table:table-cell table:style-name="Table1.E1" office:value-type="string">
            <text:p text:style-name="P4">SVDV <text:s text:c="2"/>4</text:p>
            <text:p text:style-name="P4">AKGE <text:s text:c="2"/>4</text:p>
            <text:p text:style-name="P4">ALSS <text:s text:c="2"/>4</text:p>
            <text:p text:style-name="P4">KAKE <text:s text:c="2"/>4</text:p>
            <text:p text:style-name="P4">ATAV <text:s text:c="2"/>4</text:p>
            <text:p text:style-name="P4">DATV <text:s text:c="2"/>4</text:p>
            <text:p text:style-name="P4">KEC <text:s text:c="2"/>3</text:p>
            <text:p text:style-name="P4">TIGK <text:s text:c="2"/>3</text:p>
            <text:p text:style-name="P4">EEAIK <text:s text:c="2"/>3</text:p>
            <text:p text:style-name="P4">TNLT <text:s text:c="2"/>2</text:p>
            <text:p text:style-name="P4">AVKN <text:s text:c="2"/>2</text:p>
            <text:p text:style-name="P4">IVGM <text:s text:c="2"/>2</text:p>
            <text:p text:style-name="P4">RIAV <text:s text:c="2"/>2</text:p>
          </table:table-cell>
        </table:table-row>
      </table:table>
      <text:p text:style-name="P1"/>
      <text:p text:style-name="P3">Segments of Family 1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A <text:s/>5680</text:p>
            <text:p text:style-name="P7">L <text:s/>4434</text:p>
            <text:p text:style-name="P7">S <text:s/>3597</text:p>
            <text:p text:style-name="P7">E <text:s/>3548</text:p>
            <text:p text:style-name="P7">V <text:s/>3303</text:p>
            <text:p text:style-name="P7">D <text:s/>3035</text:p>
            <text:p text:style-name="P7">G <text:s/>2928</text:p>
            <text:p text:style-name="P7">K <text:s/>2874</text:p>
            <text:p text:style-name="P7">I <text:s/>2840</text:p>
            <text:p text:style-name="P7">T <text:s/>2768</text:p>
            <text:p text:style-name="P7">R <text:s/>2443</text:p>
            <text:p text:style-name="P7">N <text:s/>1874</text:p>
            <text:p text:style-name="P7">Q <text:s/>1797</text:p>
            <text:p text:style-name="P7">P <text:s/>1745</text:p>
            <text:p text:style-name="P7">F <text:s/>1420</text:p>
            <text:p text:style-name="P7">M <text:s/>1238</text:p>
            <text:p text:style-name="P7">Y <text:s/>1070</text:p>
            <text:p text:style-name="P7">H <text:s/>906</text:p>
            <text:p text:style-name="P7">C <text:s/>577</text:p>
            <text:p text:style-name="P7">W <text:s/>240</text:p>
            <text:p text:style-name="P7">EKL <text:s/>27</text:p>
            <text:p text:style-name="P7">YY <text:s/>26</text:p>
            <text:p text:style-name="P7">NM <text:s/>24</text:p>
            <text:p text:style-name="P7">KPTYGRVSRYGMIAFASSLDQGGPMA <text:s/>24</text:p>
            <text:p text:style-name="P7">RVPGGSSGGSAAAVAAG <text:s/>24</text:p>
            <text:p text:style-name="P7">LAR <text:s/>24</text:p>
            <text:p text:style-name="P7"><text:soft-page-break/>SLD <text:s/>22</text:p>
            <text:p text:style-name="P7">LSR <text:s/>21</text:p>
            <text:p text:style-name="P7">LDE <text:s/>21</text:p>
            <text:p text:style-name="P7">LAPAATGTDTGGSIRQPASFAGVTGI <text:s/>14</text:p>
            <text:p text:style-name="P7">DMY <text:s/>13</text:p>
            <text:p text:style-name="P7">VGL <text:s/>13</text:p>
            <text:p text:style-name="P7">GLR <text:s/>13</text:p>
            <text:p text:style-name="P7">GSD <text:s/>13</text:p>
            <text:p text:style-name="P7">LNA <text:s/>13</text:p>
            <text:p text:style-name="P7">CG <text:s/>13</text:p>
            <text:p text:style-name="P7">DNI <text:s/>13</text:p>
            <text:p text:style-name="P7">WD <text:s/>13</text:p>
            <text:p text:style-name="P7">NPW <text:s/>13</text:p>
            <text:p text:style-name="P7">DIKGMKIALPKEYLGEGIDPE <text:s/>13</text:p>
            <text:p text:style-name="P7">AAAV <text:s/>12</text:p>
          </table:table-cell>
          <table:table-cell table:style-name="Table3.B1" office:value-type="string">
            <text:p text:style-name="P7">EEV <text:s/>20</text:p>
            <text:p text:style-name="P7">SSL <text:s/>20</text:p>
            <text:p text:style-name="P7">DGV <text:s/>18</text:p>
            <text:p text:style-name="P7">PW <text:s/>18</text:p>
            <text:p text:style-name="P7">IKD <text:s/>18</text:p>
            <text:p text:style-name="P7">EVKRRIMIGTYVLSAGYYDAYY <text:s/>18</text:p>
            <text:p text:style-name="P7">PGGSSGGSAAAVAA <text:s/>18</text:p>
            <text:p text:style-name="P7">RVPGGSSGGSAAAVA <text:s/>18</text:p>
            <text:p text:style-name="P7">VKD <text:s/>17</text:p>
            <text:p text:style-name="P7">GLP <text:s/>17</text:p>
            <text:p text:style-name="P7">DLLDMYKKSRAEGFGPEVKRRILVG <text:s/>17</text:p>
            <text:p text:style-name="P7">MYLNDIFTVTVNMAGLPGIAVPAG <text:s/>17</text:p>
            <text:p text:style-name="P7">YEALGATLVPVSLPKTELSIPVYYVI <text:s/>16</text:p>
            <text:p text:style-name="P7">SKYGVAVYYIIASSEASSNLQRFDGI <text:s/>16</text:p>
            <text:p text:style-name="P7">SLP <text:s/>15</text:p>
            <text:p text:style-name="P7">AAF <text:s/>15</text:p>
            <text:p text:style-name="P7">RVPGGSSGGSAAAVAA <text:s/>15</text:p>
            <text:p text:style-name="P7">EQA <text:s/>15</text:p>
            <text:p text:style-name="P7">EVQRRILIGTYALSAGY <text:s/>15</text:p>
            <text:p text:style-name="P7">VPGGSSGGSAAAVA <text:s/>14</text:p>
            <text:p text:style-name="P7">TYVLSHGYYDAYYLQAQKIRRIIA <text:s/>14</text:p>
            <text:p text:style-name="P7">LDQ <text:s/>14</text:p>
            <text:p text:style-name="P7">LAGVPLALKDVFTT <text:s/>14</text:p>
            <text:p text:style-name="P7">VPGGSSGGSAAAVAA <text:s/>14</text:p>
            <text:p text:style-name="P7">YDA <text:s/>14</text:p>
            <text:p text:style-name="P7">GVR <text:s/>14</text:p>
            <text:p text:style-name="P7"><text:soft-page-break/>KLN <text:s/>14</text:p>
            <text:p text:style-name="P7">VKE <text:s/>12</text:p>
            <text:p text:style-name="P7">SNL <text:s/>12</text:p>
            <text:p text:style-name="P7">EVS <text:s/>12</text:p>
            <text:p text:style-name="P7">NPWD <text:s/>12</text:p>
            <text:p text:style-name="P7">VSR <text:s/>12</text:p>
            <text:p text:style-name="P7">MYLADLLTIPVNLAGLPGISIPAGF <text:s/>12</text:p>
            <text:p text:style-name="P7">EGF <text:s/>12</text:p>
            <text:p text:style-name="P7">NLS <text:s/>12</text:p>
            <text:p text:style-name="P7">EVKRRIMLGTFSLSSGYYDAYFKKAG <text:s/>12</text:p>
            <text:p text:style-name="P7">EVKRRIMLGTFALSSGYYDAYYKKAQ <text:s/>12</text:p>
            <text:p text:style-name="P7">AFE <text:s/>12</text:p>
            <text:p text:style-name="P7">VPGGSSGGSAAAVAAG <text:s/>12</text:p>
            <text:p text:style-name="P7">ELT <text:s/>12</text:p>
            <text:p text:style-name="P7">EFF <text:s/>12</text:p>
          </table:table-cell>
        </table:table-row>
      </table:table>
      <text:p text:style-name="P2"/>
      <text:p text:style-name="P3">Segments of Family 2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A <text:s/>2466</text:p>
            <text:p text:style-name="P7">K <text:s/>1987</text:p>
            <text:p text:style-name="P7">V <text:s/>1970</text:p>
            <text:p text:style-name="P7">L <text:s/>1849</text:p>
            <text:p text:style-name="P7">I <text:s/>1606</text:p>
            <text:p text:style-name="P7">S <text:s/>1547</text:p>
            <text:p text:style-name="P7">T <text:s/>1440</text:p>
            <text:p text:style-name="P7">E <text:s/>1272</text:p>
            <text:p text:style-name="P7">D <text:s/>1159</text:p>
            <text:p text:style-name="P7">N <text:s/>930</text:p>
            <text:p text:style-name="P7">R <text:s/>893</text:p>
            <text:p text:style-name="P7">Q <text:s/>845</text:p>
            <text:p text:style-name="P7">G <text:s/>795</text:p>
            <text:p text:style-name="P7">M <text:s/>517</text:p>
            <text:p text:style-name="P7">P <text:s/>466</text:p>
            <text:p text:style-name="P7">F <text:s/>403</text:p>
            <text:p text:style-name="P7">Y <text:s/>319</text:p>
            <text:p text:style-name="P7">H <text:s/>163</text:p>
            <text:p text:style-name="P7">C <text:s/>103</text:p>
            <text:p text:style-name="P7">PN <text:s/>30</text:p>
            <text:p text:style-name="P7">NP <text:s/>29</text:p>
            <text:p text:style-name="P7">SF <text:s/>27</text:p>
            <text:p text:style-name="P7">NAKAGQVRYRNDKNGIIHTTIGKVDF <text:s/>24</text:p>
            <text:p text:style-name="P7">ARGAKAEEAKAAGADFVGEDDLVAKI <text:s/>24</text:p>
            <text:p text:style-name="P7">DQ <text:s/>22</text:p>
            <text:p text:style-name="P7">FD <text:s/>21</text:p>
            <text:p text:style-name="P7">QIKKGEMNFDVVIASPDAMRVVGQLG <text:s/>21</text:p>
            <text:p text:style-name="P7">MP <text:s/>19</text:p>
            <text:p text:style-name="P7">NF <text:s/>19</text:p>
            <text:p text:style-name="P7">EAL <text:s/>19</text:p>
            <text:p text:style-name="P7">LPHGTGK <text:s/>18</text:p>
            <text:p text:style-name="P7">QVLGPRGLMPNPKVGTVTPNVAEAVK <text:s/>17</text:p>
            <text:p text:style-name="P7">MPKHGKKY <text:s/>17</text:p>
            <text:p text:style-name="P7">AEA <text:s/>17</text:p>
            <text:p text:style-name="P7">TM <text:s/>17</text:p>
            <text:p text:style-name="P7">EKVDATKQYDINEAIALLKELATAKF <text:s/>17</text:p>
            <text:p text:style-name="P7">LGPRNLMPNPKTGTVTMDVAKAVEES <text:s/>17</text:p>
          </table:table-cell>
          <table:table-cell table:style-name="Table2.B1" office:value-type="string">
            <text:p text:style-name="P7">EAA <text:s/>16</text:p>
            <text:p text:style-name="P7">VESVDVAVNLGIDARKSDQNVRGATV <text:s/>16</text:p>
            <text:p text:style-name="P7">EDL <text:s/>15</text:p>
            <text:p text:style-name="P7">ILGPRGLMPNPK <text:s/>15</text:p>
            <text:p text:style-name="P7">FDRCIATPDMMPLVGRLGKVLGPRG <text:s/>15</text:p>
            <text:p text:style-name="P7">ALKKAKPTQAKGVYIKKVSISTTMGA <text:s/>15</text:p>
            <text:p text:style-name="P7">RLGVDPRKADQMVRGTVNLPHGTGK <text:s/>15</text:p>
            <text:p text:style-name="P7">GVAVDQAGLSASVNMAKLTKRMRVIR <text:s/>15</text:p>
            <text:p text:style-name="P7">KADQQIRGAMVLPNGTGKTQRVLVF <text:s/>14</text:p>
            <text:p text:style-name="P7">LGPRGLMPSPKGGTVT <text:s/>13</text:p>
            <text:p text:style-name="P7">RKSDQNVRGATVLPHGTGR <text:s/>13</text:p>
            <text:p text:style-name="P7">VYIKKVSISTTMGAGVAVDQAGLSAS <text:s/>13</text:p>
            <text:p text:style-name="P7">LGVDPRHADQMVRG <text:s/>13</text:p>
            <text:p text:style-name="P7">DADKLKENLEALLVALKKAKPSQAKG <text:s/>13</text:p>
            <text:p text:style-name="P7">W <text:s/>13</text:p>
            <text:p text:style-name="P7">VGRLGRVLGPRNLMPNPKTGTVTMDV <text:s/>13</text:p>
            <text:p text:style-name="P7">IGK <text:s/>13</text:p>
            <text:p text:style-name="P7">LPNGTGKT <text:s/>12</text:p>
            <text:p text:style-name="P7">EEI <text:s/>12</text:p>
            <text:p text:style-name="P7">DLA <text:s/>12</text:p>
            <text:p text:style-name="P7">AVALLKELATAKFVESVDVAVNLGID <text:s/>12</text:p>
            <text:p text:style-name="P7">LGPRGLMPNPKVGTVTPDVA <text:s/>12</text:p>
            <text:p text:style-name="P7">PR <text:s/>12</text:p>
            <text:p text:style-name="P7">IQQGWFDFDVVVATPDMMGEVGKLGR <text:s/>12</text:p>
            <text:p text:style-name="P7">GPRGLMPNPKVGTVTPNVAEAVKNAK <text:s/>12</text:p>
            <text:p text:style-name="P7">KAY <text:s/>11</text:p>
            <text:p text:style-name="P7">KKVSISTTMGAGVAVDQ <text:s/>11</text:p>
            <text:p text:style-name="P7">IKKGEMNFDVVIASPDAMRVVGQLGQ <text:s/>11</text:p>
            <text:p text:style-name="P7">ETV <text:s/>11</text:p>
            <text:p text:style-name="P7">KPAAAKG <text:s/>11</text:p>
            <text:p text:style-name="P7">AKKSKQLRAALEKIDSTKAYSVEEAV <text:s/>11</text:p>
            <text:p text:style-name="P7">LPHG <text:s/>11</text:p>
            <text:p text:style-name="P7">ALAKETNFAKFDATVEVAYNLNIDVK <text:s/>11</text:p>
            <text:p text:style-name="P7">LGQVLGPRGLMPNPKVGTVT <text:s/>11</text:p>
            <text:p text:style-name="P7">VRVAVFTQGANAEAAKAAGAELVGM <text:s/>11</text:p>
            <text:p text:style-name="P7">ENF <text:s/>11</text:p>
            <text:p text:style-name="P7">ARKSDQNVRGATVLPHGTGRSVRVAV <text:s/>11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72in" fo:margin-bottom="0.7811in" fo:margin-left="0.787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9:18:32.503813475</meta:creation-date>
    <dc:date>2016-01-10T10:39:37.239528922</dc:date>
    <meta:editing-duration>PT34M30S</meta:editing-duration>
    <meta:editing-cycles>3</meta:editing-cycles>
    <meta:generator>LibreOffice/4.2.8.2$Linux_x86 LibreOffice_project/420m0$Build-2</meta:generator>
    <meta:document-statistic meta:table-count="3" meta:image-count="0" meta:object-count="0" meta:page-count="3" meta:paragraph-count="221" meta:word-count="470" meta:character-count="3199" meta:non-whitespace-character-count="2463"/>
  </office:meta>
</office:document-meta>
</file>